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9400000094B3249DA71363AE1A.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2" svg:font-family="'DejaVu Sans'" style:font-family-generic="swiss"/>
    <style:font-face style:name="Helvetica 45 Light" svg:font-family="'Helvetica 45 Light', 'Helvetica 45 Light'" style:font-family-generic="swiss"/>
    <style:font-face style:name="Open Sans1" svg:font-family="'Open Sans'" style:font-family-generic="swiss"/>
    <style:font-face style:name="Open sans" svg:font-family="'Open sans'" style:font-family-generic="swiss"/>
    <style:font-face style:name="Monospace"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2" style:family="table">
      <style:table-properties style:width="17.403cm" table:align="margins" style:writing-mode="page"/>
    </style:style>
    <style:style style:name="Tableau2.A" style:family="table-column">
      <style:table-column-properties style:column-width="17.403cm" style:rel-column-width="65535*"/>
    </style:style>
    <style:style style:name="Tableau2.A1" style:family="table-cell">
      <style:table-cell-properties fo:padding="0.097cm" fo:border="0.05pt solid #000000"/>
    </style:style>
    <style:style style:name="Tableau3" style:family="table">
      <style:table-properties style:width="17.403cm" table:align="margins" style:writing-mode="page"/>
    </style:style>
    <style:style style:name="Tableau3.A" style:family="table-column">
      <style:table-column-properties style:column-width="17.403cm" style:rel-column-width="65535*"/>
    </style:style>
    <style:style style:name="Tableau3.A1" style:family="table-cell">
      <style:table-cell-properties fo:padding="0.097cm" fo:border="0.05pt solid #000000"/>
    </style:style>
    <style:style style:name="Tableau8" style:family="table">
      <style:table-properties style:width="17.403cm" table:align="margins" style:writing-mode="page"/>
    </style:style>
    <style:style style:name="Tableau8.A" style:family="table-column">
      <style:table-column-properties style:column-width="17.403cm" style:rel-column-width="65535*"/>
    </style:style>
    <style:style style:name="Tableau8.A1" style:family="table-cell">
      <style:table-cell-properties fo:padding="0.097cm" fo:border="0.05pt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officeooo:paragraph-rsid="00242b3f"/>
    </style:style>
    <style:style style:name="P5" style:family="paragraph" style:parent-style-name="Standard">
      <style:text-properties fo:font-size="2pt"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paragraph-properties fo:text-align="end" style:justify-single-word="false"/>
      <style:text-properties fo:font-style="italic" officeooo:rsid="0018d236" officeooo:paragraph-rsid="0018d236" style:font-style-asian="italic" style:font-style-complex="italic"/>
    </style:style>
    <style:style style:name="P12" style:family="paragraph" style:parent-style-name="Standard">
      <style:paragraph-properties fo:text-align="end" style:justify-single-word="false"/>
      <style:text-properties fo:font-weight="bold" style:font-weight-asian="bold" style:font-weight-complex="bold"/>
    </style:style>
    <style:style style:name="P13" style:family="paragraph" style:parent-style-name="Standard">
      <style:text-properties officeooo:rsid="003dcc4a" officeooo:paragraph-rsid="003dcc4a"/>
    </style:style>
    <style:style style:name="P14" style:family="paragraph" style:parent-style-name="Standard">
      <style:text-properties fo:color="#ff3333" fo:font-size="10pt" officeooo:rsid="003dcc4a" officeooo:paragraph-rsid="003dcc4a" style:font-size-asian="10pt" style:font-size-complex="10pt"/>
    </style:style>
    <style:style style:name="P1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style:font-size-asian="8pt" style:font-size-complex="8pt"/>
    </style:style>
    <style:style style:name="P17"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8" style:family="paragraph" style:parent-style-name="Table_20_Contents">
      <style:text-properties fo:font-size="7pt" style:font-size-asian="7pt" style:font-size-complex="7pt"/>
    </style:style>
    <style:style style:name="P19"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20" style:family="paragraph" style:parent-style-name="Table_20_Contents">
      <style:text-properties style:font-name="DejaVu Sans1" fo:font-size="10pt" style:font-size-asian="10pt" style:font-size-complex="10pt"/>
    </style:style>
    <style:style style:name="P21" style:family="paragraph" style:parent-style-name="Table_20_Contents">
      <style:paragraph-properties fo:text-align="center" style:justify-single-word="false"/>
      <style:text-properties style:font-name="DejaVu Sans1" fo:font-size="10pt" style:font-size-asian="10pt" style:font-size-complex="10pt"/>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officeooo:rsid="00686e01" officeooo:paragraph-rsid="00686e01"/>
    </style:style>
    <style:style style:name="P24" style:family="paragraph" style:parent-style-name="Table_20_Contents">
      <style:paragraph-properties fo:text-align="justify" style:justify-single-word="false"/>
      <style:text-properties fo:color="#000000" style:font-name="Open Sans1" fo:font-size="11pt" fo:font-weight="bold" style:font-size-asian="11pt" style:font-weight-asian="bold" style:font-size-complex="11pt" style:font-weight-complex="bold"/>
    </style:style>
    <style:style style:name="P25" style:family="paragraph" style:parent-style-name="Table_20_Contents">
      <style:paragraph-properties fo:text-align="center" style:justify-single-word="false"/>
      <style:text-properties officeooo:rsid="0080caba" officeooo:paragraph-rsid="0080caba"/>
    </style:style>
    <style:style style:name="P26" style:family="paragraph" style:parent-style-name="Table_20_Contents">
      <style:text-properties officeooo:rsid="0080caba" officeooo:paragraph-rsid="0080caba"/>
    </style:style>
    <style:style style:name="P27" style:family="paragraph" style:parent-style-name="Frame_20_contents">
      <style:paragraph-properties fo:text-align="end" style:justify-single-word="false"/>
      <style:text-properties officeooo:paragraph-rsid="00242b3f"/>
    </style:style>
    <style:style style:name="P28"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P2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4acf49" officeooo:paragraph-rsid="004acf49" style:font-size-asian="9pt" style:font-style-asian="normal" style:font-size-complex="9pt" style:font-style-complex="normal"/>
    </style:style>
    <style:style style:name="P3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P3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font-style="normal" officeooo:paragraph-rsid="00242b3f" style:font-size-asian="8pt" style:font-style-asian="normal" style:font-size-complex="8pt" style:font-style-complex="normal"/>
    </style:style>
    <style:style style:name="P32" style:family="paragraph" style:parent-style-name="Text_20_body">
      <style:paragraph-properties fo:text-align="center" style:justify-single-word="false"/>
      <style:text-properties style:font-name="DejaVu Sans2" fo:font-size="10pt" style:font-size-asian="10pt" style:font-size-complex="10pt"/>
    </style:style>
    <style:style style:name="P33" style:family="paragraph" style:parent-style-name="Text_20_body">
      <style:text-properties fo:language="fr" fo:country="FR"/>
    </style:style>
    <style:style style:name="P34" style:family="paragraph" style:parent-style-name="Text_20_body">
      <style:text-properties fo:language="fr" fo:country="FR" officeooo:rsid="00112714" officeooo:paragraph-rsid="00112714" fo:background-color="transparent"/>
    </style:style>
    <style:style style:name="P35" style:family="paragraph" style:parent-style-name="Text_20_body">
      <style:text-properties fo:language="fr" fo:country="FR" officeooo:rsid="004f9d58" officeooo:paragraph-rsid="004f9d58" fo:background-color="transparent"/>
    </style:style>
    <style:style style:name="P36" style:family="paragraph" style:parent-style-name="Text_20_body">
      <style:text-properties fo:language="fr" fo:country="FR" officeooo:rsid="004f9d58" officeooo:paragraph-rsid="005e62f3" fo:background-color="transparent"/>
    </style:style>
    <style:style style:name="P37" style:family="paragraph" style:parent-style-name="Text_20_body">
      <style:text-properties fo:language="fr" fo:country="FR" officeooo:rsid="005e62f3" officeooo:paragraph-rsid="005e62f3" fo:background-color="transparent"/>
    </style:style>
    <style:style style:name="P38" style:family="paragraph" style:parent-style-name="Text_20_body">
      <style:text-properties fo:language="fr" fo:country="FR" officeooo:paragraph-rsid="0012207d"/>
    </style:style>
    <style:style style:name="P39" style:family="paragraph" style:parent-style-name="Text_20_body">
      <style:text-properties fo:color="#000000" style:font-name="Monospace" fo:font-size="9pt" style:font-name-asian="Monospace" style:font-size-asian="9pt" style:font-name-complex="Monospace" style:font-size-complex="9pt"/>
    </style:style>
    <style:style style:name="P40" style:family="paragraph" style:parent-style-name="Text_20_body">
      <style:text-properties fo:color="#000000" style:font-name="Open sans" fo:font-size="11pt" fo:font-style="normal" fo:font-weight="normal" officeooo:rsid="006ed0da" officeooo:paragraph-rsid="006ed0da" style:font-size-asian="11pt" style:font-style-asian="normal" style:font-weight-asian="normal" style:font-size-complex="11pt" style:font-style-complex="normal" style:font-weight-complex="normal"/>
    </style:style>
    <style:style style:name="P41" style:family="paragraph" style:parent-style-name="Text_20_body">
      <style:text-properties officeooo:rsid="003b1bfb" officeooo:paragraph-rsid="00453a37"/>
    </style:style>
    <style:style style:name="P42" style:family="paragraph" style:parent-style-name="Text_20_body">
      <style:text-properties officeooo:rsid="003b1bfb" officeooo:paragraph-rsid="0065e8c2"/>
    </style:style>
    <style:style style:name="P43" style:family="paragraph" style:parent-style-name="Text_20_body">
      <style:text-properties officeooo:paragraph-rsid="004f9d58"/>
    </style:style>
    <style:style style:name="P44" style:family="paragraph" style:parent-style-name="Text_20_body">
      <style:text-properties officeooo:paragraph-rsid="006012ca"/>
    </style:style>
    <style:style style:name="P45" style:family="paragraph" style:parent-style-name="Text_20_body">
      <style:text-properties officeooo:paragraph-rsid="006052f1"/>
    </style:style>
    <style:style style:name="P46" style:family="paragraph" style:parent-style-name="Text_20_body">
      <style:text-properties officeooo:rsid="006382c6" officeooo:paragraph-rsid="006382c6"/>
    </style:style>
    <style:style style:name="P47" style:family="paragraph" style:parent-style-name="Text_20_body">
      <style:text-properties officeooo:rsid="006382c6" officeooo:paragraph-rsid="0065ca10"/>
    </style:style>
    <style:style style:name="P48" style:family="paragraph" style:parent-style-name="Text_20_body">
      <style:text-properties officeooo:paragraph-rsid="003b1bfb"/>
    </style:style>
    <style:style style:name="P49" style:family="paragraph" style:parent-style-name="Text_20_body">
      <style:text-properties officeooo:rsid="0062c0de" officeooo:paragraph-rsid="0062c0de"/>
    </style:style>
    <style:style style:name="P50" style:family="paragraph" style:parent-style-name="Text_20_body">
      <style:paragraph-properties fo:text-align="justify" style:justify-single-word="false"/>
      <style:text-properties officeooo:rsid="0062c0de" officeooo:paragraph-rsid="0062c0de"/>
    </style:style>
    <style:style style:name="P51" style:family="paragraph" style:parent-style-name="Text_20_body">
      <style:text-properties officeooo:rsid="0062c0de" officeooo:paragraph-rsid="0065ca10"/>
    </style:style>
    <style:style style:name="P52" style:family="paragraph" style:parent-style-name="Text_20_body">
      <style:text-properties officeooo:rsid="0062c0de" officeooo:paragraph-rsid="0065e8c2"/>
    </style:style>
    <style:style style:name="P53" style:family="paragraph" style:parent-style-name="Text_20_body">
      <style:text-properties officeooo:rsid="006c6a7b" officeooo:paragraph-rsid="006c6a7b"/>
    </style:style>
    <style:style style:name="P54" style:family="paragraph" style:parent-style-name="Text_20_body">
      <style:text-properties officeooo:rsid="006ed0da" officeooo:paragraph-rsid="006ed0da"/>
    </style:style>
    <style:style style:name="P55" style:family="paragraph" style:parent-style-name="Text_20_body">
      <style:text-properties officeooo:rsid="0070049b" officeooo:paragraph-rsid="0070049b"/>
    </style:style>
    <style:style style:name="P56" style:family="paragraph" style:parent-style-name="Text_20_body">
      <style:paragraph-properties fo:text-align="justify" style:justify-single-word="false"/>
      <style:text-properties fo:font-variant="normal" fo:text-transform="none" fo:color="#000000" style:font-name="Open sans" fo:font-size="11pt" fo:letter-spacing="normal" fo:font-style="normal" fo:font-weight="bold" officeooo:rsid="006ed0da" officeooo:paragraph-rsid="006ed0da" style:font-size-asian="11pt" style:font-style-asian="normal" style:font-weight-asian="bold" style:font-size-complex="11pt" style:font-style-complex="normal" style:font-weight-complex="bold"/>
    </style:style>
    <style:style style:name="P57" style:family="paragraph" style:parent-style-name="Text_20_body">
      <style:paragraph-properties fo:text-align="justify" style:justify-single-word="false"/>
      <style:text-properties fo:font-weight="bold" officeooo:rsid="0067938f" officeooo:paragraph-rsid="0067938f" style:font-weight-asian="bold" style:font-weight-complex="bold"/>
    </style:style>
    <style:style style:name="P58" style:family="paragraph" style:parent-style-name="Text_20_body">
      <style:text-properties style:text-underline-style="solid" style:text-underline-type="double" style:text-underline-width="auto" style:text-underline-color="font-color" fo:font-weight="normal" officeooo:rsid="00761993" officeooo:paragraph-rsid="00761993" style:font-weight-asian="normal" style:font-weight-complex="normal"/>
    </style:style>
    <style:style style:name="P59" style:family="paragraph" style:parent-style-name="Text_20_body">
      <style:text-properties style:text-underline-style="none" fo:font-weight="normal" officeooo:rsid="00761993" officeooo:paragraph-rsid="00761993" style:font-weight-asian="normal" style:font-weight-complex="normal"/>
    </style:style>
    <style:style style:name="P60" style:family="paragraph" style:parent-style-name="Text_20_body">
      <style:text-properties style:text-underline-style="none" fo:font-weight="normal" officeooo:rsid="00761993" officeooo:paragraph-rsid="0087a906" style:font-weight-asian="normal" style:font-weight-complex="normal"/>
    </style:style>
    <style:style style:name="P61" style:family="paragraph" style:parent-style-name="Text_20_body">
      <style:text-properties officeooo:rsid="00761993" officeooo:paragraph-rsid="00761993"/>
    </style:style>
    <style:style style:name="P62" style:family="paragraph" style:parent-style-name="Text_20_body">
      <style:text-properties officeooo:rsid="00765e39" officeooo:paragraph-rsid="00765e39"/>
    </style:style>
    <style:style style:name="P63" style:family="paragraph" style:parent-style-name="Text_20_body">
      <style:text-properties officeooo:rsid="0078cb11" officeooo:paragraph-rsid="0078cb11"/>
    </style:style>
    <style:style style:name="P64" style:family="paragraph" style:parent-style-name="Text_20_body">
      <style:text-properties officeooo:rsid="0078e047" officeooo:paragraph-rsid="0078e047"/>
    </style:style>
    <style:style style:name="P65" style:family="paragraph" style:parent-style-name="Text_20_body">
      <style:text-properties officeooo:paragraph-rsid="0078e047"/>
    </style:style>
    <style:style style:name="P66" style:family="paragraph" style:parent-style-name="Text_20_body">
      <style:text-properties officeooo:rsid="007f2b07" officeooo:paragraph-rsid="007f2b07"/>
    </style:style>
    <style:style style:name="P67" style:family="paragraph" style:parent-style-name="Text_20_body">
      <style:text-properties officeooo:rsid="007de382" officeooo:paragraph-rsid="007f2b07"/>
    </style:style>
    <style:style style:name="P68" style:family="paragraph" style:parent-style-name="Balise">
      <style:text-properties style:use-window-font-color="true"/>
    </style:style>
    <style:style style:name="P69" style:family="paragraph" style:parent-style-name="Code">
      <style:text-properties style:font-name="DejaVu Sans2" fo:font-size="10pt" style:font-size-asian="10pt" style:font-size-complex="10pt"/>
    </style:style>
    <style:style style:name="P70" style:family="paragraph" style:parent-style-name="Standard">
      <style:paragraph-properties fo:break-before="page"/>
    </style:style>
    <style:style style:name="P71" style:family="paragraph" style:parent-style-name="Tableau_20_entête">
      <style:paragraph-properties fo:text-align="center" style:justify-single-word="false"/>
    </style:style>
    <style:style style:name="P72" style:family="paragraph" style:parent-style-name="Contents_20_3">
      <style:paragraph-properties>
        <style:tab-stops>
          <style:tab-stop style:position="16.404cm" style:type="right" style:leader-style="dotted" style:leader-text="."/>
        </style:tab-stops>
      </style:paragraph-properties>
    </style:style>
    <style:style style:name="P73" style:family="paragraph" style:parent-style-name="Contents_20_1">
      <style:paragraph-properties>
        <style:tab-stops>
          <style:tab-stop style:position="17.403cm" style:type="right" style:leader-style="dotted" style:leader-text="."/>
        </style:tab-stops>
      </style:paragraph-properties>
    </style:style>
    <style:style style:name="P74" style:family="paragraph" style:parent-style-name="Contents_20_2">
      <style:paragraph-properties>
        <style:tab-stops>
          <style:tab-stop style:position="16.903cm" style:type="right" style:leader-style="dotted" style:leader-text="."/>
        </style:tab-stops>
      </style:paragraph-properties>
    </style:style>
    <style:style style:name="P75" style:family="paragraph" style:parent-style-name="Contents_20_4">
      <style:paragraph-properties>
        <style:tab-stops>
          <style:tab-stop style:position="15.905cm" style:type="right" style:leader-style="dotted" style:leader-text="."/>
        </style:tab-stops>
      </style:paragraph-properties>
    </style:style>
    <style:style style:name="P76" style:family="paragraph" style:parent-style-name="Text_20_body" style:list-style-name="L1">
      <style:text-properties officeooo:rsid="00718a3b" officeooo:paragraph-rsid="00718a3b"/>
    </style:style>
    <style:style style:name="P77" style:family="paragraph" style:parent-style-name="Text_20_body" style:list-style-name="L2">
      <style:text-properties officeooo:paragraph-rsid="004dd2d2"/>
    </style:style>
    <style:style style:name="P78" style:family="paragraph" style:parent-style-name="Text_20_body" style:list-style-name="L2">
      <style:text-properties officeooo:rsid="004dd2d2" officeooo:paragraph-rsid="004dd2d2"/>
    </style:style>
    <style:style style:name="P79" style:family="paragraph" style:parent-style-name="Text_20_body" style:list-style-name="L2">
      <style:text-properties fo:font-weight="bold" officeooo:rsid="00719988" officeooo:paragraph-rsid="004dd2d2" style:font-weight-asian="bold" style:font-weight-complex="bold"/>
    </style:style>
    <style:style style:name="P80" style:family="paragraph" style:parent-style-name="Text_20_body" style:list-style-name="L3"/>
    <style:style style:name="P81" style:family="paragraph" style:parent-style-name="Text_20_body" style:list-style-name="L3">
      <style:text-properties officeooo:rsid="005569ee" officeooo:paragraph-rsid="005569ee"/>
    </style:style>
    <style:style style:name="P82" style:family="paragraph" style:parent-style-name="Heading_20_1">
      <style:text-properties officeooo:rsid="003b1bfb" officeooo:paragraph-rsid="003b1bfb"/>
    </style:style>
    <style:style style:name="P83" style:family="paragraph" style:parent-style-name="Heading_20_1">
      <style:text-properties officeooo:rsid="0040009e" officeooo:paragraph-rsid="0040009e"/>
    </style:style>
    <style:style style:name="P84" style:family="paragraph" style:parent-style-name="Heading_20_1">
      <style:paragraph-properties fo:break-before="page"/>
      <style:text-properties fo:color="#ffffff"/>
    </style:style>
    <style:style style:name="P85" style:family="paragraph" style:parent-style-name="Heading_20_4">
      <style:text-properties fo:language="fr" fo:country="FR" officeooo:paragraph-rsid="0012207d"/>
    </style:style>
    <style:style style:name="P86" style:family="paragraph" style:parent-style-name="Heading_20_4">
      <style:paragraph-properties fo:margin-left="0cm" fo:margin-right="0cm" fo:text-indent="0cm" style:auto-text-indent="false"/>
      <style:text-properties officeooo:rsid="0062c0de" officeooo:paragraph-rsid="0062c0de"/>
    </style:style>
    <style:style style:name="P87" style:family="paragraph" style:parent-style-name="Heading_20_4">
      <style:paragraph-properties fo:margin-left="0cm" fo:margin-right="0cm" fo:text-indent="0cm" style:auto-text-indent="false"/>
      <style:text-properties officeooo:rsid="0062c0de" officeooo:paragraph-rsid="0065ca10"/>
    </style:style>
    <style:style style:name="P88" style:family="paragraph" style:parent-style-name="Heading_20_3">
      <style:text-properties officeooo:rsid="005c9b42" officeooo:paragraph-rsid="005c9b42"/>
    </style:style>
    <style:style style:name="P89" style:family="paragraph" style:parent-style-name="Heading_20_3">
      <style:text-properties officeooo:paragraph-rsid="006012ca"/>
    </style:style>
    <style:style style:name="P90" style:family="paragraph" style:parent-style-name="Heading_20_3">
      <style:text-properties officeooo:paragraph-rsid="0032d14d"/>
    </style:style>
    <style:style style:name="P91" style:family="paragraph" style:parent-style-name="Heading_20_3">
      <style:text-properties officeooo:paragraph-rsid="00453a37"/>
    </style:style>
    <style:style style:name="P92" style:family="paragraph" style:parent-style-name="Heading_20_2">
      <style:text-properties officeooo:paragraph-rsid="006012ca"/>
    </style:style>
    <style:style style:name="P93" style:family="paragraph" style:parent-style-name="Heading_20_2">
      <style:text-properties officeooo:paragraph-rsid="0043723c"/>
    </style:style>
    <style:style style:name="P94" style:family="paragraph" style:parent-style-name="Heading_20_2">
      <style:text-properties officeooo:rsid="0067938f" officeooo:paragraph-rsid="0067938f"/>
    </style:style>
    <style:style style:name="P95" style:family="paragraph" style:parent-style-name="Heading_20_2">
      <style:text-properties officeooo:paragraph-rsid="0067938f"/>
    </style:style>
    <style:style style:name="P96" style:family="paragraph" style:parent-style-name="Heading_20_2">
      <style:text-properties officeooo:rsid="006f7b49" officeooo:paragraph-rsid="006f7b49"/>
    </style:style>
    <style:style style:name="P97" style:family="paragraph" style:parent-style-name="Heading_20_2">
      <style:text-properties officeooo:rsid="006b9e17" officeooo:paragraph-rsid="006b9e17"/>
    </style:style>
    <style:style style:name="P98" style:family="paragraph" style:parent-style-name="Heading_20_2">
      <style:text-properties officeooo:paragraph-rsid="003b8f9a"/>
    </style:style>
    <style:style style:name="P99" style:family="paragraph" style:parent-style-name="Heading_20_2">
      <style:text-properties officeooo:rsid="0078e047" officeooo:paragraph-rsid="0078e047"/>
    </style:style>
    <style:style style:name="T1" style:family="text">
      <style:text-properties fo:color="#363636" style:font-name="Open Sans Condensed Light" fo:font-size="9pt" fo:font-weight="normal" officeooo:rsid="007ae253" style:font-size-asian="9pt" style:font-weight-asian="normal" style:font-size-complex="9pt" style:font-weight-complex="normal"/>
    </style:style>
    <style:style style:name="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fo:font-weight="bold" style:font-weight-asian="bold" style:font-weight-complex="bold"/>
    </style:style>
    <style:style style:name="T7" style:family="text">
      <style:text-properties fo:font-weight="bold" officeooo:rsid="00103c23" style:font-weight-asian="bold" style:font-weight-complex="bold"/>
    </style:style>
    <style:style style:name="T8" style:family="text">
      <style:text-properties fo:font-weight="bold" officeooo:rsid="0043723c" style:font-weight-asian="bold" style:font-weight-complex="bold"/>
    </style:style>
    <style:style style:name="T9" style:family="text">
      <style:text-properties fo:font-weight="bold" officeooo:rsid="00719988" style:font-weight-asian="bold" style:font-weight-complex="bold"/>
    </style:style>
    <style:style style:name="T10" style:family="text">
      <style:text-properties fo:font-weight="bold" officeooo:rsid="005569ee" style:font-weight-asian="bold" style:font-weight-complex="bold"/>
    </style:style>
    <style:style style:name="T11" style:family="text">
      <style:text-properties fo:font-weight="bold" officeooo:rsid="00654baa" style:font-weight-asian="bold" style:font-weight-complex="bold"/>
    </style:style>
    <style:style style:name="T12" style:family="text">
      <style:text-properties fo:font-weight="bold" officeooo:rsid="0083e8d9" style:font-weight-asian="bold" style:font-weight-complex="bold"/>
    </style:style>
    <style:style style:name="T13" style:family="text">
      <style:text-properties fo:font-weight="bold" officeooo:rsid="008ad7e4" style:font-weight-asian="bold" style:font-weight-complex="bold"/>
    </style:style>
    <style:style style:name="T14" style:family="text">
      <style:text-properties officeooo:rsid="00103c23"/>
    </style:style>
    <style:style style:name="T15" style:family="text">
      <style:text-properties officeooo:rsid="002e03b8"/>
    </style:style>
    <style:style style:name="T16" style:family="text">
      <style:text-properties officeooo:rsid="002f6506"/>
    </style:style>
    <style:style style:name="T17" style:family="text">
      <style:text-properties officeooo:rsid="003b8f9a"/>
    </style:style>
    <style:style style:name="T18" style:family="text">
      <style:text-properties officeooo:rsid="0040ef49"/>
    </style:style>
    <style:style style:name="T19" style:family="text">
      <style:text-properties officeooo:rsid="0043723c"/>
    </style:style>
    <style:style style:name="T20" style:family="text">
      <style:text-properties officeooo:rsid="0049c782"/>
    </style:style>
    <style:style style:name="T21" style:family="text">
      <style:text-properties fo:font-weight="normal" style:font-weight-asian="normal" style:font-weight-complex="normal"/>
    </style:style>
    <style:style style:name="T22" style:family="text">
      <style:text-properties fo:font-weight="normal" officeooo:rsid="00103c23" style:font-weight-asian="normal" style:font-weight-complex="normal"/>
    </style:style>
    <style:style style:name="T23" style:family="text">
      <style:text-properties fo:font-weight="normal" officeooo:rsid="005e62f3" style:font-weight-asian="normal" style:font-weight-complex="normal"/>
    </style:style>
    <style:style style:name="T24" style:family="text">
      <style:text-properties fo:font-weight="normal" officeooo:rsid="006382c6" style:font-weight-asian="normal" style:font-weight-complex="normal"/>
    </style:style>
    <style:style style:name="T25" style:family="text">
      <style:text-properties fo:font-weight="normal" officeooo:rsid="00654baa" style:font-weight-asian="normal" style:font-weight-complex="normal"/>
    </style:style>
    <style:style style:name="T26" style:family="text">
      <style:text-properties fo:font-weight="normal" officeooo:rsid="007a9923" style:font-weight-asian="normal" style:font-weight-complex="normal"/>
    </style:style>
    <style:style style:name="T27" style:family="text">
      <style:text-properties officeooo:rsid="00686e01"/>
    </style:style>
    <style:style style:name="T28" style:family="text">
      <style:text-properties officeooo:rsid="004f9d58"/>
    </style:style>
    <style:style style:name="T29" style:family="text">
      <style:text-properties fo:font-variant="normal" fo:text-transform="none" fo:color="#840032" style:text-line-through-style="none" style:text-line-through-type="none" style:font-name="Open Sans1" fo:font-size="11pt" fo:letter-spacing="normal" fo:font-style="normal" style:text-underline-style="none" fo:font-weight="bold" style:text-blinking="false" style:font-size-asian="11pt" style:font-size-complex="11pt"/>
    </style:style>
    <style:style style:name="T30" style:family="text">
      <style:text-properties fo:font-variant="normal" fo:text-transform="none" fo:letter-spacing="normal" fo:font-style="normal"/>
    </style:style>
    <style:style style:name="T31" style:family="text">
      <style:text-properties fo:font-variant="normal" fo:text-transform="none" fo:letter-spacing="normal" fo:font-style="normal" officeooo:rsid="0078e047"/>
    </style:style>
    <style:style style:name="T32" style:family="text">
      <style:text-properties style:font-name="Open Sans1" fo:font-size="11pt" style:font-size-asian="11pt" style:font-size-complex="11pt"/>
    </style:style>
    <style:style style:name="T33" style:family="text">
      <style:text-properties officeooo:rsid="005c9b42"/>
    </style:style>
    <style:style style:name="T34" style:family="text">
      <style:text-properties officeooo:rsid="005e62f3"/>
    </style:style>
    <style:style style:name="T35" style:family="text">
      <style:text-properties officeooo:rsid="006012ca"/>
    </style:style>
    <style:style style:name="T36" style:family="text">
      <style:text-properties officeooo:rsid="006052f1"/>
    </style:style>
    <style:style style:name="T37" style:family="text">
      <style:text-properties officeooo:rsid="0065ca10"/>
    </style:style>
    <style:style style:name="T38" style:family="text">
      <style:text-properties officeooo:rsid="00692ba8"/>
    </style:style>
    <style:style style:name="T39" style:family="text">
      <style:text-properties officeooo:rsid="0069e75c"/>
    </style:style>
    <style:style style:name="T40" style:family="text">
      <style:text-properties officeooo:rsid="006cf40f"/>
    </style:style>
    <style:style style:name="T41" style:family="text">
      <style:text-properties officeooo:rsid="00718a3b"/>
    </style:style>
    <style:style style:name="T42" style:family="text">
      <style:text-properties officeooo:rsid="0072cf89"/>
    </style:style>
    <style:style style:name="T43" style:family="text">
      <style:text-properties officeooo:rsid="0073646a"/>
    </style:style>
    <style:style style:name="T44" style:family="text">
      <style:text-properties officeooo:rsid="0075086e"/>
    </style:style>
    <style:style style:name="T45" style:family="text">
      <style:text-properties officeooo:rsid="00765e39"/>
    </style:style>
    <style:style style:name="T46" style:family="text">
      <style:text-properties officeooo:rsid="0070049b"/>
    </style:style>
    <style:style style:name="T47" style:family="text">
      <style:text-properties officeooo:rsid="007a9923"/>
    </style:style>
    <style:style style:name="T48" style:family="text">
      <style:text-properties officeooo:rsid="007c476e"/>
    </style:style>
    <style:style style:name="T49" style:family="text">
      <style:text-properties officeooo:rsid="0082b728"/>
    </style:style>
    <style:style style:name="T50" style:family="text">
      <style:text-properties officeooo:rsid="008ad7e4"/>
    </style:style>
    <style:style style:name="T51" style:family="text">
      <style:text-properties officeooo:rsid="008c8e5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10"><text:user-defined style:data-style-name="N0" text:name="Client">OC Pizza</text:user-defined></text:p>
            <text:p text:style-name="P10"/>
            <text:p text:style-name="P10"><text:user-defined style:data-style-name="N0" text:name="Projet">Développement du système informatique d'un groupe de pizzerias</text:user-defined></text:p>
            <text:p text:style-name="P8"/>
            <text:p text:style-name="P9"><text:title>Dossier d'exploitation</text:title></text:p>
            <text:p text:style-name="P8"/>
            <text:p text:style-name="P8">Version <text:user-defined style:data-style-name="N0" text:name="Version">1.0</text:user-defined></text:p>
          </table:table-cell>
        </table:table-row>
        <table:table-row table:style-name="Tableau12.2">
          <table:table-cell table:style-name="Tableau12.A1" office:value-type="string">
            <text:p text:style-name="P12">Auteur</text:p>
            <text:p text:style-name="P7"><text:user-defined style:data-style-name="N0" text:name="Auteur">J. Rouzic</text:user-defined></text:p>
            <text:p text:style-name="P11"><text:user-defined style:data-style-name="N0" text:name="Auteur_Role">Développeur</text:user-defined></text:p>
          </table:table-cell>
        </table:table-row>
      </table:table>
      <text:p text:style-name="P14"/>
      <text:p text:style-name="P13"/>
      <text:p text:style-name="P7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73">1 - Versions<text:tab/>3</text:p>
          <text:p text:style-name="P73">2 - Introduction<text:tab/>4</text:p>
          <text:p text:style-name="P74">2.1 - Objet du document<text:tab/>4</text:p>
          <text:p text:style-name="P74">2.2 - Références<text:tab/>4</text:p>
          <text:p text:style-name="P73">3 - Pré-requis<text:tab/>5</text:p>
          <text:p text:style-name="P74">3.1 - Système<text:tab/>5</text:p>
          <text:p text:style-name="P72">3.1.1 - Serveur de Base de données<text:tab/>5</text:p>
          <text:p text:style-name="P75">3.1.1.1 - Caractéristiques techniques<text:tab/>5</text:p>
          <text:p text:style-name="P72">3.1.2 - Serveur d’application pour la Webapp<text:tab/>5</text:p>
          <text:p text:style-name="P72">3.1.3 - Serveur d’application pour le Webservice REST<text:tab/>5</text:p>
          <text:p text:style-name="P75">3.1.3.1 - Caractéristiques techniques<text:tab/>5</text:p>
          <text:p text:style-name="P74">3.2 - Bases de données<text:tab/>6</text:p>
          <text:p text:style-name="P73">4 - Procédure de déploiement<text:tab/>7</text:p>
          <text:p text:style-name="P74">4.1 - Déploiement du Webservice REST<text:tab/>7</text:p>
          <text:p text:style-name="P72">4.1.1 - Artefact<text:tab/>7</text:p>
          <text:p text:style-name="P72">4.1.2 - Répertoire de configuration applicatif<text:tab/>7</text:p>
          <text:p text:style-name="P75">Fichier application.properties<text:tab/>7</text:p>
          <text:p text:style-name="P72">4.1.3 - DataSources<text:tab/>7</text:p>
          <text:p text:style-name="P72">4.1.4 - Ressources<text:tab/>7</text:p>
          <text:p text:style-name="P72">4.1.5 - Vérifications<text:tab/>7</text:p>
          <text:p text:style-name="P74">4.2 - Déploiement de l’application Web<text:tab/>8</text:p>
          <text:p text:style-name="P72">4.2.1 - Artefact<text:tab/>8</text:p>
          <text:p text:style-name="P72">4.2.2 - Répertoire de configuration applicatif<text:tab/>8</text:p>
          <text:p text:style-name="P75">Fichier application.properties<text:tab/>8</text:p>
          <text:p text:style-name="P72">4.2.3 - Ressources<text:tab/>8</text:p>
          <text:p text:style-name="P72">4.2.4 - Vérifications<text:tab/>8</text:p>
          <text:p text:style-name="P73">5 - Procédure de démarrage / arrêt<text:tab/>9</text:p>
          <text:p text:style-name="P74">5.1 - Base de données<text:tab/>9</text:p>
          <text:p text:style-name="P74">5.2 - Webservice REST<text:tab/>9</text:p>
          <text:p text:style-name="P74">5.3 - Application web<text:tab/>9</text:p>
          <text:p text:style-name="P73">6 - Procédure de mise à jour<text:tab/>10</text:p>
          <text:p text:style-name="P74">6.1 - Base de données<text:tab/>10</text:p>
          <text:p text:style-name="P74">6.2 - Webservice REST<text:tab/>10</text:p>
          <text:p text:style-name="P74">6.3 - Application web<text:tab/>10</text:p>
          <text:p text:style-name="P73">7 - Supervision/Monitoring<text:tab/>11</text:p>
          <text:p text:style-name="P74">7.1 - Base de données<text:tab/>11</text:p>
          <text:p text:style-name="P74">7.2 - Supervision du Webservice REST<text:tab/>11</text:p>
          <text:p text:style-name="P74">7.3 - Supervision de l’application web<text:tab/>11</text:p>
          <text:p text:style-name="P73">8 - Procédure de sauvegarde et restauration<text:tab/>12</text:p>
          <text:p text:style-name="P74">8.1 - Sauvegardes<text:tab/>12</text:p>
          <text:p text:style-name="P74">8.2 - Restaurations<text:tab/>12</text:p>
        </text:index-body>
      </text:table-of-content>
      <text:p text:style-name="P68"/>
      <text:p text:style-name="P68"/>
      <text:h text:style-name="P84"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71">Auteur</text:p>
          </table:table-cell>
          <table:table-cell table:style-name="Tableau7.A1" office:value-type="string">
            <text:p text:style-name="P71">Date</text:p>
          </table:table-cell>
          <table:table-cell table:style-name="Tableau7.A1" office:value-type="string">
            <text:p text:style-name="Tableau_20_entête">Description</text:p>
          </table:table-cell>
          <table:table-cell table:style-name="Tableau7.A1" office:value-type="string">
            <text:p text:style-name="P71">Version</text:p>
          </table:table-cell>
        </table:table-row>
        <table:table-row table:style-name="Tableau7.2">
          <table:table-cell table:style-name="Tableau7.A2" office:value-type="string">
            <text:p text:style-name="P23">J. Rouzic</text:p>
          </table:table-cell>
          <table:table-cell table:style-name="Tableau7.B2" office:value-type="string">
            <text:p text:style-name="P22"><text:span text:style-name="T27">06</text:span>/<text:span text:style-name="T27">05</text:span>/<text:span text:style-name="T27">2019</text:span></text:p>
          </table:table-cell>
          <table:table-cell table:style-name="Tableau7.C2" office:value-type="string">
            <text:p text:style-name="Table_20_Contents">Création du document</text:p>
          </table:table-cell>
          <table:table-cell table:style-name="Tableau7.D2" office:value-type="string">
            <text:p text:style-name="P23">1</text:p>
          </table:table-cell>
        </table:table-row>
        <table:table-row table:style-name="Tableau7.2">
          <table:table-cell table:style-name="Tableau7.A5" office:value-type="string">
            <text:p text:style-name="P25">J. Rouzic</text:p>
          </table:table-cell>
          <table:table-cell table:style-name="Tableau7.B5" office:value-type="string">
            <text:p text:style-name="P25">09/0<text:span text:style-name="T49">6</text:span>/2019</text:p>
          </table:table-cell>
          <table:table-cell table:style-name="Tableau7.C5" office:value-type="string">
            <text:p text:style-name="P26">Finalisation du document</text:p>
          </table:table-cell>
          <table:table-cell table:style-name="Tableau7.D5" office:value-type="string">
            <text:p text:style-name="P25">1</text:p>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
      <text:p text:style-name="P69"/>
      <text:p text:style-name="P32"/>
      <text:h text:style-name="Heading_20_1" text:outline-level="1">Introduction</text:h>
      <text:h text:style-name="Heading_20_2" text:outline-level="2">Objet du document</text:h>
      <text:p text:style-name="Text_20_body">Le présent document constitue le <text:span text:style-name="T15">dossier d’exploitation </text:span>d<text:span text:style-name="T41">u système informatique de OC pizza. Les applications et outils couvert par cette documentation sont :</text:span></text:p>
      <text:list xml:id="list861970302" text:style-name="L1">
        <text:list-item>
          <text:p text:style-name="P76">L’application du <text:span text:style-name="T6">Webservice REST.</text:span></text:p>
        </text:list-item>
        <text:list-item>
          <text:p text:style-name="P76">La <text:span text:style-name="T6">Webapp</text:span> MVC statique.</text:p>
        </text:list-item>
        <text:list-item>
          <text:p text:style-name="P76">La base de données <text:span text:style-name="T6">postgreSQL</text:span></text:p>
        </text:list-item>
      </text:list>
      <text:h text:style-name="Heading_20_2" text:outline-level="2">Références</text:h>
      <text:p text:style-name="Text_20_body">Pour de plus amples informations, se référer :</text:p>
      <text:list xml:id="list2614841765" text:style-name="L2">
        <text:list-item>
          <text:p text:style-name="P78"><text:span text:style-name="T6">D</text:span><text:span text:style-name="T9">oc </text:span><text:span text:style-name="T12">1</text:span><text:span text:style-name="T7"> - Dossier de conception </text:span><text:span text:style-name="T6">fonctionnelle</text:span><text:span text:style-name="T7">.</text:span><text:span text:style-name="T13">pdf</text:span><text:span text:style-name="T6"> : </text:span><text:span text:style-name="T21">Dossier de </text:span><text:span text:style-name="T22">conception</text:span><text:span text:style-name="T21"> fonctionnelle de l'application</text:span></text:p>
        </text:list-item>
        <text:list-item>
          <text:p text:style-name="P77"><text:span text:style-name="T6">D</text:span><text:span text:style-name="T9">oc</text:span><text:span text:style-name="T6"> </text:span><text:span text:style-name="T7">2 - Dossier de conception technique.</text:span><text:span text:style-name="T13">pdf</text:span> : Dossier de <text:span text:style-name="T14">conception</text:span> technique de l'application</text:p>
        </text:list-item>
        <text:list-item>
          <text:p text:style-name="P79">Doc 4 - PV Livraison.<text:span text:style-name="T50">pdf</text:span></text:p>
        </text:list-item>
      </text:list>
      <text:h text:style-name="P82" text:outline-level="1">Pré-requis</text:h>
      <text:h text:style-name="Heading_20_2" text:outline-level="2">Système</text:h>
      <text:h text:style-name="Heading_20_3" text:outline-level="3">Serveur de Base de données</text:h>
      <text:p text:style-name="P43"><text:span text:style-name="T28">L’hébegeur choisit est clever-cloud : </text:span><text:a xlink:type="simple" xlink:href="http://clever-cloud.com/" office:target-frame-name="_blank" xlink:show="new" text:style-name="Internet_20_link" text:visited-style-name="Visited_20_Internet_20_Link"><text:span text:style-name="T29">http://clever-cloud.com/</text:span></text:a><text:span text:style-name="T32"> </text:span></text:p>
      <text:p text:style-name="P33"><text:span text:style-name="T21">Serveur de base de données : </text:span><text:span text:style-name="T28">addon clever-cloud pour postgreSQL</text:span></text:p>
      <text:h text:style-name="Heading_20_4" text:outline-level="4">Caractéristiques techniques</text:h>
      <text:p text:style-name="P34"/>
      <text:p text:style-name="P35"><text:span text:style-name="T21">Nom de la solution chez clever-cloud : </text:span>XS Big Space</text:p>
      <text:p text:style-name="P35">Type de serveur : serveur dédié</text:p>
      <text:p text:style-name="P35">Système de log : oui</text:p>
      <text:p text:style-name="P35">Taille maximale de la base de donnée : 15GB</text:p>
      <text:p text:style-name="P35">Maximum de connections : 75</text:p>
      <text:p text:style-name="P35">Mémoire vive : 1GB</text:p>
      <text:h text:style-name="P88" text:outline-level="3">Serveur d’application pour la Webapp</text:h>
      <text:p text:style-name="Text_20_body">Étant donné que cette webapp doit assur<text:span text:style-name="T47">er</text:span> la livraison d’application de type “Single page application”, on privilégira un herbergement chez <text:span text:style-name="T51">clever-cloud.com,</text:span> afin de bénéfici<text:span text:style-name="T47">er</text:span> d’une meilleure réponse à la monté<text:span text:style-name="T47">e</text:span> en charge.</text:p>
      <text:h text:style-name="Heading_20_3" text:outline-level="3">Serveur <text:span text:style-name="T33">d’application pour le Webservice REST</text:span></text:h>
      <text:p text:style-name="Text_20_body">Serveur physique ou virtuel héberg<text:span text:style-name="T47">e</text:span>ant l'application <text:span text:style-name="T33">Webservice REST</text:span>.</text:p>
      <text:p text:style-name="Text_20_body">Hébergé chez un « plateform as a service » (clever-cloud). </text:p>
      <text:h text:style-name="P85" text:outline-level="4">Caractéristiques techniques</text:h>
      <text:p text:style-name="P38"/>
      <text:p text:style-name="P36"><text:span text:style-name="T21">Nom de la solution chez clever-cloud :</text:span><text:span text:style-name="T23"> Auto-scalable service</text:span></text:p>
      <text:p text:style-name="P36"><text:tab/><text:span text:style-name="T34">Cette solution nous laisse définir le nombre d’instances minimum et maximum de <text:tab/>l’application. Clever-cloud lance des instances lorsque la charge l’exige et les <text:tab/>ferme quand <text:tab/>la charge redevient raisonnable.</text:span></text:p>
      <text:p text:style-name="P37">Nombre d’instance minimum : 2</text:p>
      <text:p text:style-name="P37">Nombre d’instance maximum : 10</text:p>
      <text:p text:style-name="P36">Type de serveur : serveur dédié</text:p>
      <text:p text:style-name="P36">Système de log : oui</text:p>
      <text:p text:style-name="P37">Système de m<text:span text:style-name="T47">e</text:span>tric<text:span text:style-name="T47">s</text:span> : oui</text:p>
      <text:p text:style-name="P37"><text:soft-page-break/>Type de serveur : S</text:p>
      <text:p text:style-name="P37">Nombre de processeur<text:span text:style-name="T47">s</text:span> : 2</text:p>
      <text:p text:style-name="P36">Mémoire vive : <text:span text:style-name="T34">2</text:span>GB</text:p>
      <text:h text:style-name="Heading_20_2" text:outline-level="2">Bases de données</text:h>
      <text:p text:style-name="Text_20_body">Les bases de données et schémas suivants doivent être accessibles et à jour :</text:p>
      <text:list xml:id="list2477181469" text:style-name="L3">
        <text:list-item>
          <text:p text:style-name="P80"><text:span text:style-name="T10">db-ocpizza</text:span><text:span text:style-name="T6"> :</text:span> <text:span text:style-name="T16">version 1.0</text:span></text:p>
        </text:list-item>
        <text:list-item>
          <text:p text:style-name="P81"><text:span text:style-name="T6">schéma :</text:span> public</text:p>
        </text:list-item>
      </text:list>
      <text:p text:style-name="P39"/>
      <text:h text:style-name="P82" text:outline-level="1">Procédure de déploiement</text:h>
      <text:p text:style-name="P48"/>
      <text:h text:style-name="P92" text:outline-level="2">Déploiement d<text:span text:style-name="T35">u Webservice REST</text:span></text:h>
      <text:h text:style-name="P89" text:outline-level="3">Artefact</text:h>
      <text:p text:style-name="P44"><text:span text:style-name="T36">ocpizza-webservice-</text:span>1.<text:span text:style-name="T36">0.0</text:span>-<text:span text:style-name="T36">RELEASE</text:span>.jar</text:p>
      <text:h text:style-name="P89" text:outline-level="3">Répertoire de configuration applicatif</text:h>
      <text:h text:style-name="P86" text:outline-level="4" text:is-list-header="true">Fichier application.properties</text:h>
      <text:p text:style-name="P49">Le fichier application.properties regroupe l’ensemble des propiétés relative<text:span text:style-name="T47">s</text:span> à cette application. Il <text:span text:style-name="T47">est </text:span>interne au fichier jar. </text:p>
      <text:p text:style-name="P49">Cependant, si nécessaire, on pourra écraser certaines propriétés en plaçant un fichier application.properties dans le répertoire du jar. Spring Boot analysera les propriétés trouvées au démarrage du jar, et ces dernières auront la priorité sur les propriétés du application.properties interne. Ceci devrait permettre d’adapter, par exemple, l’URI vers la base de données en cas de changements.</text:p>
      <text:h text:style-name="P89" text:outline-level="3">Data<text:span text:style-name="T19">S</text:span>ources</text:h>
      <text:p text:style-name="P50">La datasource est décrite dans le <text:span text:style-name="T47">fichier </text:span>application.properties</text:p>
      <text:p text:style-name="P44">Le fichier de driver <text:span text:style-name="T8">postgresql</text:span><text:span text:style-name="T6"> </text:span><text:span text:style-name="T24">est managé par </text:span><text:span text:style-name="T25">Maven : il télécharge le driver lors d’un </text:span><text:span text:style-name="T11">mvn package </text:span><text:span text:style-name="T25">et les propriétés décrive le nom correspondant. Le driver se retrouve au sein des dépendance</text:span><text:span text:style-name="T26">s</text:span><text:span text:style-name="T25"> à l’intérieur du fichier jar.</text:span></text:p>
      <text:h text:style-name="P89" text:outline-level="3">Ressources</text:h>
      <text:p text:style-name="P46">Les ress<text:span text:style-name="T38">our</text:span>ces sont interne<text:span text:style-name="T37">s</text:span> au fichier jar.</text:p>
      <text:h text:style-name="P89" text:outline-level="3">Vérifications</text:h>
      <text:p text:style-name="P42">Afin de vérifier le bon déploiement de <text:span text:style-name="T20">l’application lancez une invite de commande et saisissez la commande suivante :</text:span></text:p>
      <table:table table:name="Tableau2" table:style-name="Tableau2">
        <table:table-column table:style-name="Tableau2.A"/>
        <table:table-row>
          <table:table-cell table:style-name="Tableau2.A1" office:value-type="string">
            <text:p text:style-name="P57">curl -X GET “http://api.ocpizza.com/testmethod”</text:p>
          </table:table-cell>
        </table:table-row>
      </table:table>
      <text:p text:style-name="P58"/>
      <text:p text:style-name="P59">Vous avez également la possibilité d’accèder à la vue d’ensemble sur clever-cloud.com et vous rendre sur Activity.</text:p>
      <text:h text:style-name="P93" text:outline-level="2"><text:soft-page-break/>Déploiement de l’<text:span text:style-name="T44">application Web</text:span></text:h>
      <text:h text:style-name="Heading_20_3" text:outline-level="3">Artefact</text:h>
      <text:p text:style-name="P45"><text:span text:style-name="T36">ocpizza-webapp-</text:span>1.<text:span text:style-name="T36">0.0</text:span>-<text:span text:style-name="T36">RELEASE</text:span>.jar</text:p>
      <text:h text:style-name="P90" text:outline-level="3">Répertoire de configuration applicatif</text:h>
      <text:h text:style-name="P87" text:outline-level="4" text:is-list-header="true">Fichier application.properties</text:h>
      <text:p text:style-name="P51">Le fichier application.properties regroupe l’ensemble des propiétés relative<text:span text:style-name="T47">s</text:span> à cette application. Il <text:span text:style-name="T47">est </text:span>interne au fichier jar. </text:p>
      <text:p text:style-name="P52">Cependant, si nécessaire, on pourra écraser certaines propriétés en plaçant un fichier application.properties dans le répertoire du jar. Spring Boot analysera les propriétés trouvées au démarrage du jar, et ces dernières auront la priorité sur les propriétés du application.properties interne. </text:p>
      <text:p text:style-name="P52">Ceci devrait permettre d’adapter, par exemple, l’URI vers le WebService REST.</text:p>
      <text:h text:style-name="P90" text:outline-level="3">Ressources</text:h>
      <text:p text:style-name="P47">Les ress<text:span text:style-name="T39">our</text:span>ces sont interne<text:span text:style-name="T37">s</text:span> au fichier jar.</text:p>
      <text:h text:style-name="P91" text:outline-level="3">Vérifications</text:h>
      <text:p text:style-name="P41">Afin de vérifier le bon déploiement de <text:span text:style-name="T20">l’application</text:span>, <text:span text:style-name="T38">se rendre sur </text:span><text:a xlink:type="simple" xlink:href="https://ocpizza.com/" text:style-name="Internet_20_link" text:visited-style-name="Visited_20_Internet_20_Link"><text:span text:style-name="T38">https://ocpizza.com</text:span></text:a><text:span text:style-name="T38"> la page d’index devrait être disponible.</text:span></text:p>
      <text:p text:style-name="P60">Vous avez également la possibilité d’accèder à la vue d’ensemble sur clever-cloud.com et vous rendre sur Activity.</text:p>
      <text:h text:style-name="P83" text:outline-level="1">Procédure de démarrage / arrêt</text:h>
      <text:h text:style-name="Heading_20_2" text:outline-level="2">Base de données</text:h>
      <text:p text:style-name="P40">La base de données est automatiquement <text:span text:style-name="T42">démarrée</text:span> par Clever-cloud.com.</text:p>
      <text:p text:style-name="P40">On ne peut arrêter de façon simple la base de données.</text:p>
      <text:h text:style-name="P94" text:outline-level="2">Webservice REST</text:h>
      <text:p text:style-name="P61"><text:span text:style-name="T45">Démarrage : s</text:span>ur la vue d’ensemble de la console clever-cloud.<text:span text:style-name="T45">com</text:span>, <text:span text:style-name="T45">choisissez “START” .</text:span></text:p>
      <text:p text:style-name="P62">Arrêt : choisissez “STOP APP”.</text:p>
      <text:h text:style-name="Heading_20_2" text:outline-level="2">Application web</text:h>
      <text:p text:style-name="P67">Idem au 5.2.</text:p>
      <text:h text:style-name="Heading_20_1" text:outline-level="1">Procédure de mise à jour</text:h>
      <text:h text:style-name="P95" text:outline-level="2"><text:span text:style-name="T18">B</text:span>ase de données</text:h>
      <text:p text:style-name="P53">La mise à jour du système de base de données (postgresql) est assurée par l’hébergeur.</text:p>
      <text:p text:style-name="P53">Pour mettre à jour le schéma de la base de données, rendez-vous dans la console de gestion de Clever-cloud.com, sélectionnez “Personnal space”, puis la base de données en question (nom par défaut : “ocpizza”). Ici vous <text:span text:style-name="T40">pouvez</text:span> administ<text:span text:style-name="T40">r</text:span>er la base de données.</text:p>
      <text:p text:style-name="P54">Ensuite, l’option PG Studio vous permettra d’executer des requêtes SQL sur la base de données.</text:p>
      <text:p text:style-name="P54">On peut également accèder au CLI <text:span text:style-name="T43">psql grace à la</text:span> commande suivante :</text:p>
      <table:table table:name="Tableau3" table:style-name="Tableau3">
        <table:table-column table:style-name="Tableau3.A"/>
        <table:table-row>
          <table:table-cell table:style-name="Tableau3.A1" office:value-type="string">
            <text:p text:style-name="P56">psql -h db-ocpizza-postgresql.services.clever-cloud.com -p 5432 -U admin -d changeit</text:p>
          </table:table-cell>
        </table:table-row>
      </table:table>
      <text:p text:style-name="P40"/>
      <text:h text:style-name="P94" text:outline-level="2">Webservice REST</text:h>
      <text:p text:style-name="P63">Sélectionnez “START LAST PUSHED COMMIT”.</text:p>
      <text:h text:style-name="Heading_20_2" text:outline-level="2"><text:span text:style-name="T18">A</text:span>pplication web</text:h>
      <text:p text:style-name="P66">Idem au 6.2.</text:p>
      <text:h text:style-name="Heading_20_1" text:outline-level="1"><text:span text:style-name="T17">Supervision</text:span>/Monitoring</text:h>
      <text:h text:style-name="P96" text:outline-level="2">Base de données</text:h>
      <text:p text:style-name="P55">Dans la console de gestion <text:span text:style-name="T41">c</text:span>lever-cloud.com vous pouvez consulter les logs et les m<text:span text:style-name="T48">e</text:span>trics de la base de données. </text:p>
      <text:h text:style-name="P97" text:outline-level="2">Supervision du Webservice REST</text:h>
      <text:p text:style-name="P63">Dans l<text:span text:style-name="T48">a</text:span> console de gestion <text:span text:style-name="T46">vous pouvez consulter les logs et les metrics </text:span>de l’application.</text:p>
      <text:h text:style-name="P98" text:outline-level="2"><text:span text:style-name="T17">Supervision</text:span> de l’application web</text:h>
      <text:p text:style-name="P66">Idem au 7.2.</text:p>
      <text:h text:style-name="Heading_20_1" text:outline-level="1">Procédure de sauvegarde <text:span text:style-name="T17">et restauration</text:span></text:h>
      <text:h text:style-name="P99" text:outline-level="2">Sauvegardes</text:h>
      <text:p text:style-name="P64">Concernant la base de données, une sauvegarde quotidienne est effectuée, chaque sauvegarde est conservée 5 jours (durée configurable). Un sauvegarde peut être effectué<text:span text:style-name="T48">e </text:span>à n’importe quel moment en sélectionnant “Request new backup” dans “addon dashboard”.</text:p>
      <text:h text:style-name="P99" text:outline-level="2">Restaurations</text:h>
      <text:p text:style-name="P64">Pour la restauration de la bdd, dans une invite de commande, entrez la commande suivante :</text:p>
      <table:table table:name="Tableau8" table:style-name="Tableau8">
        <table:table-column table:style-name="Tableau8.A"/>
        <table:table-row>
          <table:table-cell table:style-name="Tableau8.A1" office:value-type="string">
            <text:p text:style-name="P24"><text:span text:style-name="T30">pg_restore -h </text:span><text:span text:style-name="T31">db-ocpizza</text:span><text:span text:style-name="T30">-postgresql.services.clever-cloud.com -p 5432 -U </text:span><text:span text:style-name="T31">admin</text:span><text:span text:style-name="T30"> -d </text:span><text:span text:style-name="T31">changeit </text:span><text:span text:style-name="T30">--format=c YOUR_BACKUP_FILE</text:span> </text:p>
          </table:table-cell>
        </table:table-row>
      </table:table>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2" svg:font-family="'DejaVu Sans'" style:font-family-generic="swiss"/>
    <style:font-face style:name="Helvetica 45 Light" svg:font-family="'Helvetica 45 Light', 'Helvetica 45 Light'" style:font-family-generic="swiss"/>
    <style:font-face style:name="Open Sans1" svg:font-family="'Open Sans'" style:font-family-generic="swiss"/>
    <style:font-face style:name="Open sans" svg:font-family="'Open sans'" style:font-family-generic="swiss"/>
    <style:font-face style:name="Monospace"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font-style="normal" officeooo:paragraph-rsid="00242b3f" style:font-size-asian="8pt" style:font-style-asian="normal" style:font-size-complex="8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4acf49" officeooo:paragraph-rsid="004acf49" style:font-size-asian="9pt" style:font-style-asian="normal" style:font-size-complex="9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MP13" style:family="paragraph" style:parent-style-name="Standard">
      <style:text-properties fo:font-size="2pt" officeooo:paragraph-rsid="00242b3f" style:font-size-asian="1.75pt" style:font-size-complex="2pt"/>
    </style:style>
    <style:style style:name="MP14"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5"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MP16" style:family="paragraph" style:parent-style-name="Table_20_Contents">
      <style:paragraph-properties fo:text-align="center" style:justify-single-word="false"/>
      <style:text-properties style:font-name="DejaVu Sans1" fo:font-size="10pt" style:font-size-asian="10pt" style:font-size-complex="10pt"/>
    </style:style>
    <style:style style:name="MP17" style:family="paragraph" style:parent-style-name="Table_20_Contents">
      <style:text-properties style:font-name="DejaVu Sans1" fo:font-size="10pt" style:font-size-asian="10pt" style:font-size-complex="10pt"/>
    </style:style>
    <style:style style:name="MP18" style:family="paragraph" style:parent-style-name="Standard">
      <style:text-properties fo:font-size="6pt" style:font-size-asian="5.25pt" style:font-size-complex="6pt"/>
    </style:style>
    <style:style style:name="MT1" style:family="text">
      <style:text-properties fo:color="#363636" style:font-name="Open Sans Condensed Light" fo:font-size="9pt" fo:font-weight="normal" officeooo:rsid="007ae253" style:font-size-asian="9pt" style:font-weight-asian="normal" style:font-size-complex="9pt" style:font-weight-complex="normal"/>
    </style:style>
    <style:style style:name="M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MotoDev</text:user-defined></text:p>
            </table:table-cell>
            <table:table-cell table:style-name="Tableau6.B1" office:value-type="string">
              <text:p text:style-name="MP2"><text:user-defined style:data-style-name="N0" text:name="Client">OC Pizza</text:user-defined></text:p>
              <text:p text:style-name="MP3"><text:user-defined style:data-style-name="N0" text:name="Projet">Développement du système informatique d'un groupe de pizzerias</text:user-defined></text:p>
              <text:p text:style-name="MP4"><text:title>Dossier d'exploitation</text:title></text:p>
            </table:table-cell>
            <table:table-cell table:style-name="Tableau6.C1" office:value-type="string">
              <text:p text:style-name="MP5">Version : <text:user-defined style:data-style-name="N0" text:name="Version">1.0</text:user-defined></text:p>
              <text:p text:style-name="MP5">Date : <text:user-defined style:data-style-name="N36" text:name="Version_Date">06/05/2019</text:user-defined></text:p>
              <text:p text:style-name="MP5">Page : <text:page-number text:select-page="current">12</text:page-number><text:s/>/ <text:page-count>12</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draw:frame draw:style-name="Mfr1" draw:name="Image4" text:anchor-type="paragraph" svg:x="0.026cm" svg:y="0.03cm" svg:width="0.609cm" svg:height="0.609cm" draw:z-index="0"><draw:image xlink:href="Pictures/100000000000009400000094B3249DA71363AE1A.jpg" xlink:type="simple" xlink:show="embed" xlink:actuate="onLoad" loext:mime-type="image/jpeg"/></draw:frame></text:p>
            </table:table-cell>
            <table:table-cell table:style-name="Tableau4.A1" office:value-type="string">
              <text:p text:style-name="MP8"/>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text:user-defined style:data-style-name="N0" text:name="Entreprise">MotoDev</text:user-defined></text:p>
            </table:table-cell>
            <table:table-cell table:style-name="Tableau5.A1" office:value-type="string">
              <text:p text:style-name="MP10"><text:span text:style-name="MT1">13 <text:s/>Rue du Parc, LIMOGES</text:span><text:span text:style-name="MT2"> – </text:span><text:span text:style-name="MT1">0523555555</text:span><text:span text:style-name="MT2"> – </text:span><text:span text:style-name="MT1">contact@motodev.org</text:span></text:p>
            </table:table-cell>
          </table:table-row>
          <table:table-row table:style-name="Tableau5.2">
            <table:table-cell table:style-name="Tableau5.A1" office:value-type="string">
              <text:p text:style-name="MP11">Motodev.org</text:p>
            </table:table-cell>
            <table:table-cell table:style-name="Tableau5.A1" office:value-type="string">
              <text:p text:style-name="MP12">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3"/>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4"><text:span text:style-name="MT4">open</text:span><text:span text:style-name="MT5">run</text:span></text:p>
            </table:table-cell>
            <table:table-cell table:style-name="Tableau9.B1" office:value-type="string">
              <text:p text:style-name="MP15">ORANGE</text:p>
              <text:p text:style-name="MP16">Proposition commerciale BDPV</text:p>
            </table:table-cell>
            <table:table-cell table:style-name="Tableau9.A1" office:value-type="string">
              <text:p text:style-name="MP17">Ref : PR2011-0016</text:p>
              <text:p text:style-name="MP17">Date : 14/03/2012</text:p>
              <text:p text:style-name="MP17">Page : <text:page-number text:select-page="current">0</text:page-number><text:s/>/ <text:page-count>12</text:page-count><text:s/></text:p>
            </table:table-cell>
          </table:table-row>
        </table:table>
        <text:p text:style-name="MP1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6.0.6.2$Windows_X86_64 LibreOffice_project/0c292870b25a325b5ed35f6b45599d2ea4458e77</meta:generator>
    <dc:title>Dossier d'exploitation</dc:title>
    <meta:document-statistic meta:table-count="9" meta:image-count="1" meta:object-count="0" meta:page-count="12" meta:paragraph-count="185" meta:word-count="1323" meta:character-count="8230" meta:non-whitespace-character-count="7123"/>
    <meta:user-defined meta:name="Auteur">J. Rouzic</meta:user-defined>
    <meta:user-defined meta:name="Auteur_Role">Développeur</meta:user-defined>
    <meta:user-defined meta:name="Client">OC Pizza</meta:user-defined>
    <meta:user-defined meta:name="Entreprise">MotoDev</meta:user-defined>
    <meta:user-defined meta:name="Projet" meta:value-type="string">Développement du système informatique d'un groupe de pizzerias</meta:user-defined>
    <meta:user-defined meta:name="Version" meta:value-type="string">1.0</meta:user-defined>
    <meta:user-defined meta:name="Version_Date" meta:value-type="date">2019-05-06</meta:user-defined>
  </office:meta>
</office:document-meta>
</file>